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"Ento village" that the Princess
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 bugs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! Kyaaaaaa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"Hey miss, your pants are falling down, y'know—?"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"Ah, I can see your underwear—!"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